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officeooo:rsid="000f2195" officeooo:paragraph-rsid="000f2195"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01665" officeooo:paragraph-rsid="00101665"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01665" officeooo:paragraph-rsid="001043b9" style:font-size-asian="14pt" style:font-weight-asian="bold" style:font-size-complex="14pt" style:font-weight-complex="bold"/>
    </style:style>
    <style:style style:name="P5" style:family="paragraph" style:parent-style-name="Standard">
      <style:text-properties officeooo:rsid="00101665" officeooo:paragraph-rsid="00101665"/>
    </style:style>
    <style:style style:name="P6" style:family="paragraph" style:parent-style-name="Standard">
      <style:text-properties fo:font-weight="bold" officeooo:rsid="00101665" officeooo:paragraph-rsid="00101665" style:font-weight-asian="bold" style:font-weight-complex="bold"/>
    </style:style>
    <style:style style:name="P7" style:family="paragraph" style:parent-style-name="Standard">
      <style:text-properties fo:font-weight="bold" officeooo:rsid="001043b9" officeooo:paragraph-rsid="001043b9" style:font-weight-asian="bold" style:font-weight-complex="bold"/>
    </style:style>
    <style:style style:name="P8" style:family="paragraph" style:parent-style-name="Standard">
      <style:text-properties fo:font-weight="normal" officeooo:rsid="00101665" officeooo:paragraph-rsid="00101665" style:font-weight-asian="normal" style:font-weight-complex="normal"/>
    </style:style>
    <style:style style:name="P9" style:family="paragraph" style:parent-style-name="Standard">
      <style:paragraph-properties fo:text-align="start" style:justify-single-word="false"/>
      <style:text-properties fo:font-size="12pt" fo:font-weight="bold" officeooo:rsid="00101665" officeooo:paragraph-rsid="001043b9"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officeooo:rsid="001043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rreção Simulado Arquitetura de Computadores (Abertas)</text:p>
      <text:p text:style-name="P2"/>
      <text:p text:style-name="P9">1 -<text:span text:style-name="T4">Sobre as arquiteturas RISC e CISC, assinale V para Verdeiro e F para Falso.</text:span></text:p>
      <text:p text:style-name="P9"/>
      <text:p text:style-name="P4"><text:s/>(F) <text:span text:style-name="T3">A abordagem da arquitetura CISC (complex instruction set computer) procura minimizar o número de ciclos para que uma instrução seja executada, e aumenta, em contrapartida, o número de instruções por programa.</text:span></text:p>
      <text:p text:style-name="P3"/>
      <text:p text:style-name="P5"><text:span text:style-name="T2">Explicação</text:span>: CISC não minimiza o número de ciclos.</text:p>
      <text:p text:style-name="P5"/>
      <text:p text:style-name="P5"/>
      <text:p text:style-name="P6">(F) As arquiteturas CISC possibilitam empregar pipelines de maneira eficiente. <text:span text:style-name="T4">Por exemplo, se existem muitas variações na duração da execução de instruções, a pipeline pode ser projetada para refletir isto.</text:span></text:p>
      <text:p text:style-name="P8"><text:span text:style-name="T2">Explicação</text:span>: CISC e RISC possuem tamanhos equivalentes</text:p>
      <text:p text:style-name="P5"/>
      <text:p text:style-name="P6">(V) <text:span text:style-name="T4">A arquitetura CISC permite utilizar dois operandos em uma única instrução.</text:span></text:p>
      <text:p text:style-name="P6">Explicação: <text:span text:style-name="T1">Quanto menor a quantidade de operandos mais complexa se torna a instrução</text:span></text:p>
      <text:p text:style-name="P5"/>
      <text:p text:style-name="P6">(V) <text:span text:style-name="T4">O pipelining é uma técnica utilizada em arquiteturas RISC pela qual várias instruções são sobrepostas na execução, tirando proveito do paralelismo que existe entre as ações necessárias para executar uma instrução.</text:span></text:p>
      <text:p text:style-name="P6">Explicação: <text:span text:style-name="T1">Está correta porque as instruções são sobrepostas</text:span></text:p>
      <text:p text:style-name="P6"><text:span text:style-name="T1"/></text:p>
      <text:p text:style-name="P6">2 - Resposta: d)</text:p>
      <text:p text:style-name="P6"/>
      <text:p text:style-name="P6">3 - Resposta: c)</text:p>
      <text:p text:style-name="P6"/>
      <text:p text:style-name="P7">4 – Resposta: (1) (3) (2)</text:p>
      <text:p text:style-name="P6"/>
      <text:p text:style-name="P1">5 - Diferença RISC x CISC</text:p>
      <text:p text:style-name="Standard"><text:tab/>RISC -&gt; instruções reduzidas, possuem o mesmo tamanho e menos complexas de serem executadas. Permitem o uso de Pipeline. Não consegue realizar as instruções CISC</text:p>
      <text:p text:style-name="Standard"><text:tab/>CISC -&gt; instruções complexas, que podem utilizar mais de um ciclo de clock para a execução das instruções. Não admite o uso de Pipeline. As instruções podem ser executar por processadores RISC</text:p>
      <text:p text:style-name="Standard"/>
      <text:p text:style-name="P1">6 - O <text:s/>que é pipeline e o principal desafio de implementação?</text:p>
      <text:p text:style-name="Standard">No pipeline as instruções são executadas de forma paralela, por esse motivo, permite que as instruções sejam executadas em menor tempo. As instruções são executadas de acordo com os estágios disponíveis em um pipeline (3 ou 5 estágios). Quando uma instrução é realizada em um estágio do pipeline, a próxima instrução fica na fila aguardando a liberação do estágio, assim que a primeira instrução libera o primeiro estágio, a segunda instrução é iniciada no primeiro estágio e assim por diante.</text:p>
      <text:p text:style-name="Standard">O principal desafio é fazer o sincronismo de forma correta entre as instruções e os estágios, evitando que aconteça hazard</text:p>
      <text:p text:style-name="Standard"/>
      <text:p text:style-name="P7">7 - <text:s/>Sobre os modos de endereçamento, analise e assinale a alternativa se verdadeiro ou falso: </text:p>
      <text:p text:style-name="P7">(V)<text:span text:style-name="T1"> O modo de endereçamento imediato utiliza o próprio valor do operando na instrução.</text:span></text:p>
      <text:p text:style-name="P7">(F) <text:span text:style-name="T1">No modo de endereçamento indireto, o operando é obtido diretamente do registrador.</text:span></text:p>
      <text:p text:style-name="P7">(V) <text:span text:style-name="T1">O modo de endereçamento por deslocamento (ou indexado) envolve a soma de um valor base e um deslocamento para obter o endereço do operando.</text:span></text:p>
      <text:p text:style-name="P7"><text:soft-page-break/>(F) <text:span text:style-name="T1">O modo de endereçamento direto acessa o operando diretamente no endereço da memória especificado.</text:span></text:p>
      <text:p text:style-name="Standard"/>
      <text:p text:style-name="P1">8- Função dos módulos de entrada e saída.</text:p>
      <text:p text:style-name="Standard">A função é transmitir os dados enviados pelos dispositivos de entrada e saída e liberar a CPU para realizar outras tarefas ao invés de a todo momento ser interrompida para executar entrada e saída. O módulo de entrada e saída manda um sinal de interrupção para a CPU quando os dados já estiverem prontos para serem processados.</text:p>
      <text:p text:style-name="Standard"/>
      <text:p text:style-name="P1">9- Operações dos módulos de entrada e saída.</text:p>
      <text:p text:style-name="Standard"><text:s/>Interrupção, espera programada e acesso direto à memória (dm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20:16:32.733921112</meta:creation-date>
    <dc:date>2024-10-18T19:28:06.972281340</dc:date>
    <meta:editing-duration>PT10M17S</meta:editing-duration>
    <meta:editing-cycles>2</meta:editing-cycles>
    <meta:generator>LibreOffice/7.3.7.2$Linux_X86_64 LibreOffice_project/30$Build-2</meta:generator>
    <meta:document-statistic meta:table-count="0" meta:image-count="0" meta:object-count="0" meta:page-count="2" meta:paragraph-count="28" meta:word-count="516" meta:character-count="3195" meta:non-whitespace-character-count="2699"/>
  </office:meta>
</office:document-meta>
</file>